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F00000217D28BAFC5DA8FFE3B.png" manifest:media-type="image/png"/>
  <manifest:file-entry manifest:full-path="Pictures/10000001000004B0000000BAA47485E0922C06A8.png" manifest:media-type="image/png"/>
  <manifest:file-entry manifest:full-path="Pictures/1000000100000443000001C7AA586E39D5660760.png" manifest:media-type="image/png"/>
  <manifest:file-entry manifest:full-path="Pictures/10000001000003D40000020360994F31C33E5263.png" manifest:media-type="image/png"/>
  <manifest:file-entry manifest:full-path="Pictures/10000001000004950000025C375F8D4D6F706331.png" manifest:media-type="image/png"/>
  <manifest:file-entry manifest:full-path="Pictures/1000000100000364000001E9AD8898244650A4A0.png" manifest:media-type="image/png"/>
  <manifest:file-entry manifest:full-path="Pictures/10000001000004B1000002392C3A8A048F4677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73d" officeooo:paragraph-rsid="0001873d"/>
    </style:style>
    <style:style style:name="P2" style:family="paragraph" style:parent-style-name="Standard">
      <style:text-properties fo:font-size="18pt" officeooo:rsid="0001873d" officeooo:paragraph-rsid="0001873d" style:font-size-asian="18pt" style:font-size-complex="18pt"/>
    </style:style>
    <style:style style:name="P3" style:family="paragraph" style:parent-style-name="Standard">
      <style:text-properties fo:font-size="18pt" fo:font-weight="bold" officeooo:rsid="0001873d" officeooo:paragraph-rsid="0001873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29c0f" officeooo:paragraph-rsid="00029c0f" style:font-size-asian="18pt" style:font-weight-asian="bold" style:font-size-complex="18pt" style:font-weight-complex="bold"/>
    </style:style>
    <style:style style:name="T1" style:family="text">
      <style:text-properties officeooo:rsid="00029c0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<text:span text:style-name="T1">e</text:span>: Ali Bilal</text:p>
      <text:p text:style-name="P3">R<text:span text:style-name="T1">o</text:span>ll No: p20–0077</text:p>
      <text:p text:style-name="P4">SECTION : 6C</text:p>
      <text:p text:style-name="P2"/>
      <text:p text:style-name="P1"/>
      <text:p text:style-name="P1"/>
      <text:p text:style-name="P1"><draw:frame draw:style-name="fr1" draw:name="Image1" text:anchor-type="char" svg:width="6.6929in" svg:height="3.1709in" draw:z-index="0"><draw:image xlink:href="Pictures/10000001000004B1000002392C3A8A048F467748.png" xlink:type="simple" xlink:show="embed" xlink:actuate="onLoad" draw:mime-type="image/png"/></draw:frame><text:line-break/><text:line-break/></text:p>
      <text:p text:style-name="P1"><draw:frame draw:style-name="fr2" draw:name="Image2" text:anchor-type="char" svg:x="0.2866in" svg:y="0.5256in" svg:width="6.6929in" svg:height="3.4457in" draw:z-index="1"><draw:image xlink:href="Pictures/10000001000004950000025C375F8D4D6F706331.png" xlink:type="simple" xlink:show="embed" xlink:actuate="onLoad" draw:mime-type="image/png"/></draw:frame><text:line-break/><text:line-break/><text:line-break/><text:line-break/><text:line-break/><text:line-break/><text:soft-page-break/><text:line-break/><text:line-break/><text:line-break/><draw:frame draw:style-name="fr1" draw:name="Image3" text:anchor-type="char" svg:width="6.6929in" svg:height="2.7909in" draw:z-index="2"><draw:image xlink:href="Pictures/1000000100000443000001C7AA586E39D5660760.png" xlink:type="simple" xlink:show="embed" xlink:actuate="onLoad" draw:mime-type="image/png"/></draw:frame><text:line-break/><draw:frame draw:style-name="fr2" draw:name="Image4" text:anchor-type="char" svg:x="0.052in" svg:y="10.4591in" svg:width="6.6929in" svg:height="3.5165in" draw:z-index="3"><draw:image xlink:href="Pictures/10000001000003D40000020360994F31C33E526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draw:frame draw:style-name="fr2" draw:name="Image6" text:anchor-type="char" svg:x="-0.9118in" svg:y="23.8516in" svg:width="6.6929in" svg:height="1.0366in" draw:z-index="5"><draw:image xlink:href="Pictures/10000001000004B0000000BAA47485E0922C06A8.png" xlink:type="simple" xlink:show="embed" xlink:actuate="onLoad" draw:mime-type="image/png"/></draw:frame><text:line-break/><draw:frame draw:style-name="fr1" draw:name="Image5" text:anchor-type="char" svg:width="6.6929in" svg:height="3.2937in" draw:z-index="4"><draw:image xlink:href="Pictures/100000010000043F00000217D28BAFC5DA8FFE3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draw:frame draw:style-name="fr1" draw:name="Image7" text:anchor-type="char" svg:width="6.6929in" svg:height="3.7701in" draw:z-index="6"><draw:image xlink:href="Pictures/1000000100000364000001E9AD8898244650A4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23:27:23.758874848</meta:creation-date>
    <dc:date>2023-02-27T23:58:09.908001839</dc:date>
    <meta:editing-duration>PT20M36S</meta:editing-duration>
    <meta:editing-cycles>1</meta:editing-cycles>
    <meta:document-statistic meta:table-count="0" meta:image-count="7" meta:object-count="0" meta:page-count="4" meta:paragraph-count="5" meta:word-count="10" meta:character-count="118" meta:non-whitespace-character-count="38"/>
    <meta:generator>LibreOffice/7.2.7.2$Linux_X86_64 LibreOffice_project/20$Build-2</meta:generator>
  </office:meta>
</office:document-meta>
</file>